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KaTeX Main" svg:font-family="'KaTeX Main'"/>
    <style:font-face style:name="KaTeX Math" svg:font-family="'KaTeX Math'"/>
    <style:font-face style:name="Lato" svg:font-family="Lato, proxima-nova, 'Helvetica Neue', Arial, sans-serif"/>
    <style:font-face style:name="Source Sans Pro" svg:font-family="'Source Sans Pro', Helvetica, Arial, sans-serif"/>
    <style:font-face style:name="Arial3" svg:font-family="Arial" style:font-family-generic="swiss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DejaVuSansMono" svg:font-family="DejaVuSansMono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3" style:family="paragraph" style:parent-style-name="Heading_20_2">
      <style:paragraph-properties fo:text-align="start" style:justify-single-word="false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1pt" fo:letter-spacing="normal" fo:font-style="normal" fo:font-weight="bold" style:font-size-asian="11pt" style:font-size-complex="11pt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Arial" fo:font-size="11pt" fo:letter-spacing="normal" fo:font-style="normal" fo:font-weight="normal" officeooo:paragraph-rsid="0017f616" style:font-size-asian="11pt" style:font-size-complex="11pt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17f616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198adb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color="#000000" style:font-name="Arial" fo:font-size="11pt" officeooo:paragraph-rsid="0017f616" style:font-size-asian="11pt" style:font-size-complex="11pt"/>
    </style:style>
    <style:style style:name="P10" style:family="paragraph" style:parent-style-name="Text_20_body" style:list-style-name="L1">
      <style:paragraph-properties fo:margin-top="0cm" fo:margin-bottom="0.191cm" loext:contextual-spacing="false" fo:orphans="2" fo:widows="2"/>
    </style:style>
    <style:style style:name="P11" style:family="paragraph" style:parent-style-name="Standard">
      <style:text-properties fo:color="#000000" style:font-name="Arial" fo:font-size="11pt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fo:color="#000000" style:font-name="Arial" fo:font-size="11pt" style:font-size-asian="11pt" style:font-size-complex="11pt"/>
    </style:style>
    <style:style style:name="P13" style:family="paragraph" style:parent-style-name="Standard" style:list-style-name="L2">
      <style:paragraph-properties fo:text-align="start" style:justify-single-word="false"/>
      <style:text-properties fo:color="#000000" style:font-name="Arial" fo:font-size="11pt" style:font-size-asian="11pt" style:font-size-complex="11pt"/>
    </style:style>
    <style:style style:name="P14" style:family="paragraph" style:parent-style-name="Standard">
      <style:text-properties fo:color="#000000" style:font-name="Arial" fo:font-size="11pt" officeooo:rsid="0017f616" officeooo:paragraph-rsid="0017f616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fo:color="#000000" style:font-name="Arial" fo:font-size="11pt" fo:font-weight="bold" style:font-size-asian="11pt" style:font-weight-asian="bold" style:font-size-complex="11pt"/>
    </style:style>
    <style:style style:name="P16" style:family="paragraph" style:parent-style-name="Standard">
      <style:text-properties fo:color="#000000" style:font-name="Arial" fo:font-size="11pt" fo:font-weight="bold" officeooo:rsid="0017f616" officeooo:paragraph-rsid="0017f616" style:font-size-asian="11pt" style:font-weight-asian="bold" style:font-size-complex="11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1988c1" officeooo:paragraph-rsid="001988c1" style:font-size-asian="11pt" style:font-weight-asian="bold" style:font-size-complex="11pt"/>
    </style:style>
    <style:style style:name="P18" style:family="paragraph" style:parent-style-name="Standard">
      <style:paragraph-properties fo:text-align="start" style:justify-single-word="false"/>
      <style:text-properties fo:color="#000000" style:font-name="Arial" fo:font-size="11pt" fo:font-style="italic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fo:color="#000000" style:font-name="Arial" fo:font-size="12pt" fo:font-weight="bold" officeooo:rsid="001988c1" officeooo:paragraph-rsid="001988c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style:font-name="Arial1" fo:font-size="11pt" fo:font-weight="bold" officeooo:rsid="001988c1" officeooo:paragraph-rsid="001988c1" style:font-size-asian="11pt" style:font-weight-asian="bold" style:font-size-complex="11pt" style:font-weight-complex="bold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Arial" fo:font-size="11pt" style:font-size-asian="11pt" style:font-size-complex="11pt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Arial" fo:font-size="11pt" officeooo:paragraph-rsid="0014610f" style:font-size-asian="11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Arial" fo:font-size="11pt" officeooo:paragraph-rsid="001b6d5d" style:font-size-asian="11pt" style:font-size-complex="11pt"/>
    </style:style>
    <style:style style:name="P24" style:family="paragraph" style:parent-style-name="Standard">
      <style:paragraph-properties fo:text-align="start" style:justify-single-word="false"/>
      <style:text-properties fo:color="#21409b" style:font-name="Arial" fo:font-size="11pt" fo:font-weight="bold" style:font-size-asian="11pt" style:font-weight-asian="bold" style:font-size-complex="11pt"/>
    </style:style>
    <style:style style:name="P25" style:family="paragraph" style:parent-style-name="Standard">
      <style:paragraph-properties fo:text-align="start" style:justify-single-word="false"/>
      <style:text-properties style:font-name="Arial1" fo:font-size="11pt" officeooo:paragraph-rsid="001a9c99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fo:font-size="11pt" officeooo:rsid="001988c1" style:font-size-asian="11pt" style:font-size-complex="11pt"/>
    </style:style>
    <style:style style:name="T3" style:family="text">
      <style:text-properties fo:color="#000000" fo:font-size="11pt" officeooo:rsid="001a9c99" style:font-size-asian="11pt" style:font-size-complex="11pt"/>
    </style:style>
    <style:style style:name="T4" style:family="text">
      <style:text-properties fo:color="#000000" fo:font-weight="bold" style:font-weight-asian="bold"/>
    </style:style>
    <style:style style:name="T5" style:family="text">
      <style:text-properties fo:color="#000000" style:font-name="Arial" fo:font-size="11pt" officeooo:rsid="00198adb" style:font-size-asian="11pt" style:font-size-complex="11pt"/>
    </style:style>
    <style:style style:name="T6" style:family="text">
      <style:text-properties fo:color="#000000" style:font-name="Arial1" fo:font-size="11pt" officeooo:rsid="001988c1" style:font-size-asian="11pt" style:font-size-complex="11pt"/>
    </style:style>
    <style:style style:name="T7" style:family="text">
      <style:text-properties fo:color="#000000" style:font-name="Arial1" fo:font-size="11pt" officeooo:rsid="001a9c99" style:font-size-asian="11pt" style:font-size-complex="11pt"/>
    </style:style>
    <style:style style:name="T8" style:family="text">
      <style:text-properties fo:color="#000000" officeooo:rsid="001988c1"/>
    </style:style>
    <style:style style:name="T9" style:family="text">
      <style:text-properties fo:color="#000000" officeooo:rsid="001a9c99"/>
    </style:style>
    <style:style style:name="T10" style:family="text">
      <style:text-properties fo:color="#000000" officeooo:rsid="001b6d5d"/>
    </style:style>
    <style:style style:name="T11" style:family="text">
      <style:text-properties fo:font-variant="normal" fo:text-transform="none" fo:color="#000000" fo:letter-spacing="normal" fo:font-style="normal" fo:font-weight="bold"/>
    </style:style>
    <style:style style:name="T12" style:family="text">
      <style:text-properties fo:font-variant="normal" fo:text-transform="none" fo:color="#000000" fo:letter-spacing="normal" fo:font-style="normal" fo:font-weight="bold" officeooo:rsid="0014610f"/>
    </style:style>
    <style:style style:name="T13" style:family="text">
      <style:text-properties fo:font-variant="normal" fo:text-transform="none" fo:color="#000000" fo:letter-spacing="normal" fo:font-style="normal" fo:font-weight="normal" officeooo:rsid="001988c1"/>
    </style:style>
    <style:style style:name="T14" style:family="text">
      <style:text-properties fo:font-variant="normal" fo:text-transform="none" fo:color="#000000" fo:letter-spacing="normal" fo:font-style="normal" fo:font-weight="normal" officeooo:rsid="001a9c99"/>
    </style:style>
    <style:style style:name="T15" style:family="text">
      <style:text-properties fo:font-variant="normal" fo:text-transform="none" fo:color="#000000" style:font-name="Arial" fo:font-size="11pt" fo:letter-spacing="normal" fo:font-style="normal" fo:font-weight="bold" style:font-size-asian="11pt" style:font-size-complex="11pt"/>
    </style:style>
    <style:style style:name="T16" style:family="text"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T17" style:family="text">
      <style:text-properties fo:font-variant="normal" fo:text-transform="none" fo:color="#000000" style:font-name="Arial1" fo:font-size="11pt" fo:letter-spacing="normal" fo:font-style="normal" fo:font-weight="normal" officeooo:rsid="001988c1" style:font-size-asian="11pt" style:font-size-complex="11pt"/>
    </style:style>
    <style:style style:name="T18" style:family="text">
      <style:text-properties fo:font-variant="normal" fo:text-transform="none" fo:color="#000000" style:font-name="Arial1" fo:font-size="11pt" fo:letter-spacing="normal" fo:font-style="normal" fo:font-weight="normal" officeooo:rsid="001a9c99" style:font-size-asian="11pt" style:font-size-complex="11pt"/>
    </style:style>
    <style:style style:name="T19" style:family="text">
      <style:text-properties fo:font-variant="normal" fo:text-transform="none" fo:color="#000000" fo:font-size="11pt" fo:letter-spacing="normal" fo:font-style="normal" fo:font-weight="normal" officeooo:rsid="001988c1" style:font-size-asian="11pt" style:font-size-complex="11pt"/>
    </style:style>
    <style:style style:name="T20" style:family="text">
      <style:text-properties fo:font-variant="normal" fo:text-transform="none" fo:color="#000000" fo:font-size="11pt" fo:letter-spacing="normal" fo:font-style="normal" fo:font-weight="normal" officeooo:rsid="001a9c99" style:font-size-asian="11pt" style:font-size-complex="11pt"/>
    </style:style>
    <style:style style:name="T21" style:family="text">
      <style:text-properties fo:font-variant="normal" fo:text-transform="none" fo:color="#383838" style:font-name="Source Sans Pro" fo:font-size="12pt" fo:letter-spacing="normal" fo:font-style="normal" fo:font-weight="normal" officeooo:rsid="001a9c99" style:font-size-asian="11pt" style:font-size-complex="11pt"/>
    </style:style>
    <style:style style:name="T22" style:family="text">
      <style:text-properties fo:font-variant="normal" fo:text-transform="none" fo:color="#383838" style:font-name="Source Sans Pro" fo:font-size="12pt" fo:letter-spacing="normal" fo:font-style="normal" fo:font-weight="normal" officeooo:rsid="001b6d5d" style:font-size-asian="11pt" style:font-size-complex="11pt"/>
    </style:style>
    <style:style style:name="T23" style:family="text">
      <style:text-properties fo:font-variant="normal" fo:text-transform="none" fo:color="#383838" style:font-name="KaTeX Main" fo:font-size="12pt" fo:letter-spacing="normal" fo:font-style="normal" fo:font-weight="normal" officeooo:rsid="001b6d5d" style:font-size-asian="11pt" style:font-size-complex="11pt" loext:padding="0cm" loext:border="none"/>
    </style:style>
    <style:style style:name="T24" style:family="text">
      <style:text-properties fo:font-variant="normal" fo:text-transform="none" fo:color="#383838" style:font-name="KaTeX Math" fo:font-size="12pt" fo:letter-spacing="normal" fo:font-style="italic" fo:font-weight="normal" officeooo:rsid="001b6d5d" style:font-size-asian="11pt" style:font-size-complex="11pt" loext:padding="0cm" loext:border="none"/>
    </style:style>
    <style:style style:name="T25" style:family="text">
      <style:text-properties fo:font-variant="normal" fo:text-transform="none" fo:color="#383838" fo:font-size="12pt" fo:letter-spacing="normal" fo:font-style="normal" fo:font-weight="normal" officeooo:rsid="001a9c99" style:font-size-asian="11pt" style:font-size-complex="11pt"/>
    </style:style>
    <style:style style:name="T26" style:family="text">
      <style:text-properties fo:font-variant="normal" fo:text-transform="none" fo:color="#383838" fo:font-size="12pt" fo:letter-spacing="normal" fo:font-style="normal" fo:font-weight="normal" officeooo:rsid="001b6d5d" style:font-size-asian="11pt" style:font-size-complex="11pt"/>
    </style:style>
    <style:style style:name="T27" style:family="text">
      <style:text-properties fo:font-variant="normal" fo:text-transform="none" fo:color="#383838" fo:letter-spacing="normal" fo:font-style="normal" fo:font-weight="normal" officeooo:rsid="001a9c99"/>
    </style:style>
    <style:style style:name="T28" style:family="text">
      <style:text-properties fo:font-variant="normal" fo:text-transform="none" fo:color="#383838" fo:letter-spacing="normal" fo:font-style="normal" fo:font-weight="normal" officeooo:rsid="001b6d5d"/>
    </style:style>
    <style:style style:name="T29" style:family="text">
      <style:text-properties fo:font-variant="normal" fo:text-transform="none" style:use-window-font-color="true" fo:letter-spacing="normal" fo:font-style="normal" fo:font-weight="normal" officeooo:rsid="001988c1"/>
    </style:style>
    <style:style style:name="T30" style:family="text">
      <style:text-properties fo:font-variant="normal" fo:text-transform="none" style:use-window-font-color="true" fo:letter-spacing="normal" fo:font-style="normal" fo:font-weight="normal" officeooo:rsid="001a9c99"/>
    </style:style>
    <style:style style:name="T31" style:family="text">
      <style:text-properties fo:font-variant="normal" fo:text-transform="none" style:use-window-font-color="true" fo:letter-spacing="normal" fo:font-style="normal" fo:font-weight="normal" officeooo:rsid="001b6d5d"/>
    </style:style>
    <style:style style:name="T32" style:family="text">
      <style:text-properties officeooo:rsid="001988c1"/>
    </style:style>
    <style:style style:name="T33" style:family="text">
      <style:text-properties style:use-window-font-color="true" officeooo:rsid="001988c1"/>
    </style:style>
    <style:style style:name="T34" style:family="text">
      <style:text-properties style:use-window-font-color="true" officeooo:rsid="001a9c99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<text:bookmark text:name="The-environment"/><text:span text:style-name="T12">E</text:span><text:span text:style-name="T11">nvironment</text:span></text:h>
      <text:p text:style-name="P4"/>
      <text:p text:style-name="P7"><text:span text:style-name="T16">In this project we will train the Reacher Unity environment. </text:span></text:p>
      <text:p text:style-name="P6">The goal of your agent is to maintain its position at the target location for as many time steps as possible.</text:p>
      <text:p text:style-name="P1"/>
      <text:list xml:id="list4069648640" text:style-name="L1">
        <text:list-item>
          <text:p text:style-name="P10"><text:span text:style-name="Strong_20_Emphasis"><text:span text:style-name="T15">Set-up</text:span></text:span><text:span text:style-name="T16">: Double-jointed arm which can move to target locations.</text:span></text:p>
        </text:list-item>
        <text:list-item>
          <text:p text:style-name="P10"><text:span text:style-name="Strong_20_Emphasis"><text:span text:style-name="T15">Goal</text:span></text:span><text:span text:style-name="T16">: The agents must move its hand to the goal location, and keep it there.</text:span></text:p>
        </text:list-item>
        <text:list-item>
          <text:p text:style-name="P10"><text:span text:style-name="Strong_20_Emphasis"><text:span text:style-name="T15">Agent Reward</text:span></text:span><text:span text:style-name="T16">: +0.1 Each step agent's hand is in goal location.</text:span></text:p>
        </text:list-item>
      </text:list>
      <text:p text:style-name="P1">The observation space consists of 33 variables corresponding to position, rotation, velocity, and angular velocities of the arm. Each action is a vector with four numbers, corresponding to torque applicable to two joints. Every entry in the action vector should be a number between -1 and 1.</text:p>
      <text:p text:style-name="P12"/>
      <text:p text:style-name="P19">DDPG</text:p>
      <text:p text:style-name="P20"/>
      <text:p text:style-name="P25"><text:span text:style-name="T13">D</text:span><text:span text:style-name="T29">eep Deterministic Policy Gradient (DDPG) is an algorithm which concurrently learns a Q-function and a policy. It uses off-policy data and the Bellman equation to learn the Q-function, and uses the Q-function to learn the policy.</text:span><text:span text:style-name="T33"> </text:span><text:span text:style-name="T34">Policy gradienst methods </text:span><text:span text:style-name="T30">directly operates in the policy space. They can learn stochastic policies, can be applied to model continuous action spaces and usually show faster convergence rate than DQN. </text:span><text:span text:style-name="T31">However one of it’s biggest drawbacks is a high variance in estimating the gradient of the estimated reward. </text:span></text:p>
      <text:p text:style-name="P12"/>
      <text:p text:style-name="P15">Model</text:p>
      <text:p text:style-name="P15"/>
      <text:p text:style-name="P23"><text:span text:style-name="T10">Agent: 3 FC layers with relu activation in the two </text:span></text:p>
      <text:p text:style-name="P12"/>
      <text:p text:style-name="P12"/>
      <text:p text:style-name="P15">Agent</text:p>
      <text:p text:style-name="P15"/>
      <text:p text:style-name="P2"><text:span text:style-name="T1">The model is trained using Gradient Descent with the </text:span><text:span text:style-name="T4">Adam optimizer </text:span><text:span text:style-name="T1">to update the weights.</text:span></text:p>
      <text:p text:style-name="P12">Nonlinear function approximators like neural networks can run into instabilities. To help improve</text:p>
      <text:p text:style-name="P12">convergence, two modifications will be made:</text:p>
      <text:p text:style-name="P12"/>
      <text:list xml:id="list1569146612" text:style-name="L2">
        <text:list-item>
          <text:p text:style-name="P22"><text:span text:style-name="T4">Experience Replay </text:span><text:span text:style-name="T1">- </text:span></text:p>
        </text:list-item>
        <text:list-item>
          <text:p text:style-name="P21"><text:span text:style-name="T4">Fixed Q-values </text:span><text:span text:style-name="T1">- </text:span></text:p>
          <text:p text:style-name="P13"/>
        </text:list-item>
      </text:list>
      <text:p text:style-name="P2"><text:span text:style-name="T1">The learning algorithm uses an </text:span><text:span text:style-name="T4">Epsilon Greedy algorithm </text:span><text:span text:style-name="T1">to select actions while being trained. The</text:span></text:p>
      <text:p text:style-name="P12">epsilon represents the probability of choosing an action at random instead of following what is</text:p>
      <text:p text:style-name="P12">currently expected to be the “best” action in the given state (exploration vs. exploitation).</text:p>
      <text:p text:style-name="P12">The Agent class defines how an agent acts when asked to provide an action, learn from a time step,</text:p>
      <text:p text:style-name="P12">update the target network and manages the memory buffer.</text:p>
      <text:p text:style-name="P12">To use Experience Replay we define a memory buffer class. An object of ReplayBuffer initializes a</text:p>
      <text:p text:style-name="P12">deque to store the experience tuples. It has methods to store a new experience tuple and to return a</text:p>
      <text:p text:style-name="P12">sample of experiences of a given batch_size.</text:p>
      <text:p text:style-name="P12"/>
      <text:p text:style-name="P17">Hyperparameters</text:p>
      <text:p text:style-name="P15"/>
      <text:p text:style-name="P12">In the notebook a method called dqn contains the DQN algorithm. It returns the list of scores for all</text:p>
      <text:p text:style-name="P12"><text:soft-page-break/>episodes and terminates when a value &gt;= 13.0 of the average score over the last 100 episodes is</text:p>
      <text:p text:style-name="P12">achieved. Epsilon decays from a starting value eps_start=1.0 until it reaches a minimal value of</text:p>
      <text:p text:style-name="P12">eps_end=0.001 with eps_decay=0.995.</text:p>
      <text:p text:style-name="P12">The relevant hyperparameters are:</text:p>
      <text:p text:style-name="P12"/>
      <text:p text:style-name="P18">BUFFER_SIZE = int(1e6) <text:s text:c="8"/># replay buffer size</text:p>
      <text:p text:style-name="P18">BATCH_SIZE = 256 <text:s text:c="17"/># minibatch size</text:p>
      <text:p text:style-name="P18">GAMMA = 0.99 <text:s text:c="24"/># discount factor</text:p>
      <text:p text:style-name="P18">TAU = 1e-3 <text:s text:c="31"/># for soft update of target parameters</text:p>
      <text:p text:style-name="P18">LR_ACTOR = 1e-3 <text:s text:c="18"/># learning rate of the actor <text:s/>## ?</text:p>
      <text:p text:style-name="P18">LR_CRITIC = 1e-3 <text:s text:c="19"/># learning rate of the critic</text:p>
      <text:p text:style-name="P18">WEIGHT_DECAY = 0 <text:s text:c="14"/># L2 weight decay</text:p>
      <text:p text:style-name="P18"/>
      <text:p text:style-name="P18">EPSILON = 1.0 <text:s text:c="24"/># Noise decay start value</text:p>
      <text:p text:style-name="P18">EPSILON_DECAY = 1e-6 <text:s text:c="7"/># Noise decay factor</text:p>
      <text:p text:style-name="P18"/>
      <text:p text:style-name="P18">LEARN_EVERY = 0 <text:s text:c="7"/># learning timestep interval</text:p>
      <text:p text:style-name="P18">LEARN_NUM <text:s text:c="2"/>= 10 <text:s text:c="7"/># number of learning passes</text:p>
      <text:p text:style-name="P18">GRAD_CLIPPING = 1.0 <text:s text:c="4"/># Gradient Clipping</text:p>
      <text:p text:style-name="P18"/>
      <text:p text:style-name="P12">The parameters were chosen as in the Lunar Lander example in Lesson 2. These proved to work very</text:p>
      <text:p text:style-name="P12">well for this project.</text:p>
      <text:p text:style-name="P12"/>
      <text:p text:style-name="P15">Result</text:p>
      <text:p text:style-name="P15"/>
      <text:p text:style-name="P24">An average score &gt; 13.0 over the last 100 episodes was achieved at 433 episodes.</text:p>
      <text:p text:style-name="P12">Since the benchmark mentioned that the environment was solved in less than 1800 episodes, solving</text:p>
      <text:p text:style-name="P12">it in 433 seems like a very good result.</text:p>
      <text:p text:style-name="P15">Ideas for Future Work</text:p>
      <text:p text:style-name="P12">The first thing that comes to mind as improvements for this project is the algorithms suggested in</text:p>
      <text:p text:style-name="P12">Lesson 2-8 (Deep Q-Learning Improvements), namely:</text:p>
      <text:p text:style-name="P12">• Double DQN (DDQN)</text:p>
      <text:p text:style-name="P12">• Prioritized Experience Replay</text:p>
      <text:p text:style-name="P12">• Dueling DQN</text:p>
      <text:p text:style-name="P12">Apart from that, playing a bit more with the hyper parameters might make a difference, specially in</text:p>
      <text:p text:style-name="P2"><text:span text:style-name="T1">speed of training. I would start with </text:span><text:span text:style-name="T4">epsilon </text:span><text:span text:style-name="T1">and </text:span><text:span text:style-name="T4">TAU</text:span><text:span text:style-name="T1">. A different decay rate for epsilon might give</text:span></text:p>
      <text:p text:style-name="P12">better results. Also, adjustments in the way in which the target network is updated might give</text:p>
      <text:p text:style-name="P12">interesting results.</text:p>
      <text:p text:style-name="P12">Another interesting thing will be to let the agent train for longer to get a maximum score achievable</text:p>
      <text:p text:style-name="P11">(surely higher than 13.0) with this hyper parameters and architecture.</text:p>
      <text:p text:style-name="P11"/>
      <text:p text:style-name="P16">References</text:p>
      <text:p text:style-name="P14"/>
      <text:p text:style-name="P14"><text:span text:style-name="T32">[1] </text:span><text:a xlink:type="simple" xlink:href="https://arxiv.org/abs/1509.02971" text:style-name="Internet_20_link" text:visited-style-name="Visited_20_Internet_20_Link">https://arxiv.org/abs/1509.02971</text:a> </text:p>
      <text:p text:style-name="P9"><text:span text:style-name="T32">[2] </text:span><text:a xlink:type="simple" xlink:href="https://github.com/Unity-Technologies/ml-agents/blob/master/docs/Learning-Environment-Examples.md" text:style-name="Internet_20_link" text:visited-style-name="Visited_20_Internet_20_Link">https://github.com/Unity-Technologies/ml-agents/blob/master/docs/Learning-Environment-Examples.md</text:a> </text:p>
      <text:p text:style-name="P9"><text:span text:style-name="T32">[3 ]</text:span><text:a xlink:type="simple" xlink:href="https://flyyufelix.github.io/2017/10/12/dqn-vs-pg.html" text:style-name="Internet_20_link" text:visited-style-name="Visited_20_Internet_20_Link">https://flyyufelix.github.io/2017/10/12/dqn-vs-pg.html</text:a> </text:p>
      <text:p text:style-name="P8"><text:span text:style-name="T5">[4] </text:span><text:a xlink:type="simple" xlink:href="https://spinningup.openai.com/en/latest/algorithms/ddpg.html" text:style-name="Internet_20_link" text:visited-style-name="Visited_20_Internet_20_Link">https://spinningup.openai.com/en/latest/algorithms/ddpg.html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KaTeX Main" svg:font-family="'KaTeX Main'"/>
    <style:font-face style:name="KaTeX Math" svg:font-family="'KaTeX Math'"/>
    <style:font-face style:name="Lato" svg:font-family="Lato, proxima-nova, 'Helvetica Neue', Arial, sans-serif"/>
    <style:font-face style:name="Source Sans Pro" svg:font-family="'Source Sans Pro', Helvetica, Arial, sans-serif"/>
    <style:font-face style:name="Arial3" svg:font-family="Arial" style:font-family-generic="swiss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DejaVuSansMono" svg:font-family="DejaVuSansMono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22:31:55.282000000</meta:creation-date>
    <dc:date>2019-10-25T03:08:32.865000000</dc:date>
    <meta:editing-duration>PT44M26S</meta:editing-duration>
    <meta:editing-cycles>2</meta:editing-cycles>
    <meta:generator>LibreOffice/5.4.4.2$Windows_X86_64 LibreOffice_project/2524958677847fb3bb44820e40380acbe820f960</meta:generator>
    <meta:document-statistic meta:table-count="0" meta:image-count="0" meta:object-count="0" meta:page-count="2" meta:paragraph-count="67" meta:word-count="713" meta:character-count="4608" meta:non-whitespace-character-count="3775"/>
  </office:meta>
</office:document-meta>
</file>